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normal" officeooo:rsid="001fa3c3" officeooo:paragraph-rsid="001fa3c3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21770d" officeooo:paragraph-rsid="0021770d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fa3c3" officeooo:paragraph-rsid="001fa3c3" style:font-weight-asian="bold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ystem Logging:<text:span text:style-name="T1"><text:tab/></text:span><text:a xlink:type="simple" xlink:href="https://www.youtube.com/watch?v=Sr4WdcWtXUE" text:style-name="Internet_20_link" text:visited-style-name="Visited_20_Internet_20_Link"><text:span text:style-name="T3">https://www.youtube.com/watch?v=Sr4WdcWtXUE</text:span></text:a></text:p>
      <text:p text:style-name="P1"/>
      <text:p text:style-name="P2">To check the system logs:<text:line-break/><text:line-break/>$ cat /etc/syslogs<text:tab/></text:p>
      <text:p text:style-name="P2"/>
      <text:p text:style-name="P2">OR</text:p>
      <text:p text:style-name="P2"/>
      <text:p text:style-name="P2">$ cd /var/log<text:line-break/>$ ls</text:p>
      <text:p text:style-name="P2"/>
      <text:p text:style-name="P2">OR</text:p>
      <text:p text:style-name="P2"/>
      <text:p text:style-name="P2">$ dmesg<text:line-break/></text:p>
      <text:p text:style-name="P2">OR </text:p>
      <text:p text:style-name="P2"/>
      <text:p text:style-name="P2">$ dmesg | mo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6T21:00:05.055293813</meta:creation-date>
    <dc:date>2019-08-01T14:16:13.297354023</dc:date>
    <meta:editing-duration>PT1H21M53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25" meta:character-count="152" meta:non-whitespace-character-count="131"/>
  </office:meta>
</office:document-meta>
</file>